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ebede9" loext:opacity="100%" style:font-name="Calibri" fo:font-size="10pt" officeooo:paragraph-rsid="00188403" style:font-size-asian="10pt" style:font-size-complex="10pt"/>
    </style:style>
    <style:style style:name="P2" style:family="paragraph" style:parent-style-name="Standard" style:list-style-name="L2">
      <style:text-properties fo:color="#ebede9" loext:opacity="100%" style:font-name="Calibri" fo:font-size="10pt" officeooo:paragraph-rsid="00188403" style:font-size-asian="10pt" style:font-size-complex="10pt"/>
    </style:style>
    <style:style style:name="P3" style:family="paragraph" style:parent-style-name="Standard">
      <style:text-properties fo:color="#ebede9" loext:opacity="100%" style:font-name="Calibri" fo:font-size="10pt" officeooo:paragraph-rsid="001903bd" style:font-size-asian="10pt" style:font-size-complex="10pt"/>
    </style:style>
    <style:style style:name="P4" style:family="paragraph" style:parent-style-name="Standard" style:list-style-name="L1">
      <style:text-properties fo:color="#ebede9" loext:opacity="100%" officeooo:paragraph-rsid="00188403"/>
    </style:style>
    <style:style style:name="P5" style:family="paragraph" style:parent-style-name="Standard" style:list-style-name="L3">
      <style:text-properties fo:color="#ebede9" loext:opacity="100%" officeooo:paragraph-rsid="00188403"/>
    </style:style>
    <style:style style:name="P6" style:family="paragraph" style:parent-style-name="Standard">
      <style:text-properties fo:color="#ebede9" loext:opacity="100%" officeooo:paragraph-rsid="00188403"/>
    </style:style>
    <style:style style:name="P7" style:family="paragraph" style:parent-style-name="Standard">
      <style:text-properties fo:color="#ebede9" loext:opacity="100%" fo:font-size="10pt" fo:font-weight="normal" officeooo:rsid="00188403" officeooo:paragraph-rsid="00188403" style:font-size-asian="10pt" style:font-weight-asian="normal" style:font-size-complex="10pt" style:font-weight-complex="normal"/>
    </style:style>
    <style:style style:name="P8" style:family="paragraph" style:parent-style-name="Standard" style:list-style-name="L4">
      <style:text-properties fo:color="#ebede9" loext:opacity="100%" officeooo:paragraph-rsid="00188403"/>
    </style:style>
    <style:style style:name="P9" style:family="paragraph" style:parent-style-name="Standard" style:list-style-name="L5">
      <style:text-properties fo:color="#ebede9" loext:opacity="100%" officeooo:paragraph-rsid="00188403"/>
    </style:style>
    <style:style style:name="P10" style:family="paragraph" style:parent-style-name="Standard">
      <style:text-properties fo:color="#ebede9" loext:opacity="100%" officeooo:rsid="00188403" officeooo:paragraph-rsid="00188403"/>
    </style:style>
    <style:style style:name="P11" style:family="paragraph" style:parent-style-name="Standard">
      <style:text-properties fo:color="#e8c170" loext:opacity="100%" style:font-name="Calibri" fo:font-size="20pt" fo:font-weight="bold" officeooo:rsid="00188403" officeooo:paragraph-rsid="00188403" style:font-size-asian="20pt" style:font-weight-asian="bold" style:font-size-complex="20pt" style:font-weight-complex="bold"/>
    </style:style>
    <style:style style:name="P12" style:family="paragraph" style:parent-style-name="Standard">
      <style:text-properties fo:color="#e8c170" loext:opacity="100%" officeooo:paragraph-rsid="00188403"/>
    </style:style>
    <style:style style:name="T1" style:family="text">
      <style:text-properties fo:font-weight="bold" style:font-weight-asian="bold" style:font-weight-complex="bold"/>
    </style:style>
    <style:style style:name="T2" style:family="text">
      <style:text-properties officeooo:rsid="00188403"/>
    </style:style>
    <style:style style:name="T3" style:family="text">
      <style:text-properties style:font-name="Calibri"/>
    </style:style>
    <style:style style:name="T4" style:family="text">
      <style:text-properties style:font-name="Calibri" fo:font-size="10pt" style:font-size-asian="10pt" style:font-size-complex="10pt"/>
    </style:style>
    <style:style style:name="T5" style:family="text">
      <style:text-properties style:font-name="Calibri" fo:font-size="10pt" officeooo:rsid="00188403" style:font-size-asian="10pt" style:font-size-complex="10pt"/>
    </style:style>
    <style:style style:name="T6" style:family="text">
      <style:text-properties style:font-name="Calibri" fo:font-size="10pt" fo:font-weight="bold" style:font-size-asian="10pt" style:font-weight-asian="bold" style:font-size-complex="10pt" style:font-weight-complex="bold"/>
    </style:style>
    <style:style style:name="T7" style:family="text">
      <style:text-properties style:font-name="Calibri" fo:font-size="10pt" fo:font-weight="bold" officeooo:rsid="00188403" style:font-size-asian="10pt" style:font-weight-asian="bold" style:font-size-complex="10pt" style:font-weight-complex="bold"/>
    </style:style>
    <style:style style:name="T8" style:family="text">
      <style:text-properties style:font-name="Calibri" fo:font-size="10pt" fo:font-style="italic" style:font-size-asian="10pt" style:font-style-asian="italic" style:font-size-complex="10pt" style:font-style-complex="italic"/>
    </style:style>
    <style:style style:name="T9" style:family="text">
      <style:text-properties style:font-name="Calibri" fo:font-size="12pt" fo:font-weight="bold" style:font-size-asian="12pt" style:font-weight-asian="bold" style:font-size-complex="12pt" style:font-weight-complex="bold"/>
    </style:style>
    <style:style style:name="T10" style:family="text">
      <style:text-properties style:font-name="Calibri" fo:font-size="12pt" style:font-size-asian="12pt" style:font-size-complex="12pt"/>
    </style:style>
    <style:style style:name="T11" style:family="text">
      <style:text-properties style:font-name="Calibri" fo:font-size="16pt" fo:font-weight="bold" style:font-size-asian="16pt" style:font-weight-asian="bold" style:font-size-complex="16pt" style:font-weight-complex="bold"/>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bold" officeooo:rsid="00188403" style:font-size-asian="16pt" style:font-weight-asian="bold" style:font-size-complex="16pt" style:font-weight-complex="bold"/>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weight="bold" fo:background-color="#ffff00" loext:char-shading-value="0" style:font-size-asian="12pt" style:font-weight-asian="bold" style:font-size-complex="12pt" style:font-weight-complex="bold"/>
    </style:style>
    <style:style style:name="T17" style:family="text">
      <style:text-properties fo:font-size="12pt" fo:font-weight="bold" fo:background-color="#ffff00" loext:char-shading-value="0" style:font-size-asian="12pt" style:font-weight-asian="bold" style:font-size-complex="12pt" style:font-weight-complex="bold"/>
    </style:style>
    <style:style style:name="T18" style:family="text">
      <style:text-properties fo:color="#df84a5" loext:opacity="100%" fo:font-size="16pt" fo:font-weight="bold" style:font-size-asian="16pt" style:font-weight-asian="bold" style:font-size-complex="16pt" style:font-weight-complex="bold"/>
    </style:style>
    <style:style style:name="T19" style:family="text">
      <style:text-properties fo:color="#cf573c" loext:opacity="100%" fo:font-size="16pt" fo:font-weight="bold" style:font-size-asian="16pt" style:font-weight-asian="bold" style:font-size-complex="16pt" style:font-weight-complex="bold"/>
    </style:style>
    <style:style style:name="T20" style:family="text">
      <style:text-properties fo:color="#cf573c" loext:opacity="100%" fo:font-size="16pt" fo:font-weight="bold" officeooo:rsid="00188403" style:font-size-asian="16pt" style:font-weight-asian="bold" style:font-size-complex="16pt" style:font-weight-complex="bold"/>
    </style:style>
    <style:style style:name="T21" style:family="text">
      <style:text-properties fo:color="#cf573c" loext:opacity="100%" style:font-name="Calibri" fo:font-size="16pt" fo:font-weight="bold" style:font-size-asian="16pt" style:font-weight-asian="bold" style:font-size-complex="16pt" style:font-weight-complex="bold"/>
    </style:style>
    <style:style style:name="T22" style:family="text">
      <style:text-properties fo:color="#e7d5b3" loext:opacity="100%" fo:font-size="14pt" fo:font-weight="bold" style:font-size-asian="14pt" style:font-weight-asian="bold" style:font-size-complex="14pt" style:font-weight-complex="bold"/>
    </style:style>
    <style:style style:name="T23" style:family="text">
      <style:text-properties fo:color="#752438" loext:opacity="100%" fo:font-size="12pt" fo:font-weight="bold" fo:background-color="#ffff00" loext:char-shading-value="0" style:font-size-asian="12pt" style:font-weight-asian="bold" style:font-size-complex="12pt" style:font-weight-complex="bold"/>
    </style:style>
    <style:style style:name="T24" style:family="text">
      <style:text-properties fo:color="#752438" loext:opacity="100%" fo:font-size="12pt" fo:font-weight="bold" fo:background-color="transparent" loext:char-shading-value="0" style:font-size-asian="12pt" style:font-weight-asian="bold" style:font-size-complex="12pt" style:font-weight-complex="bold"/>
    </style:style>
    <style:style style:name="T25" style:family="text">
      <style:text-properties fo:color="#a53030" loext:opacity="100%" fo:font-size="12pt" fo:font-weight="bold" fo:background-color="transparent" loext:char-shading-value="0" style:font-size-asian="12pt" style:font-weight-asian="bold" style:font-size-complex="12pt" style:font-weight-complex="bold"/>
    </style:style>
    <style:style style:name="T26" style:family="text">
      <style:text-properties fo:color="#a53030" loext:opacity="100%" fo:font-size="16pt" fo:font-weight="bold" style:font-size-asian="16pt" style:font-weight-asian="bold" style:font-size-complex="16pt" style:font-weight-complex="bold"/>
    </style:style>
    <style:style style:name="T27" style:family="text">
      <style:text-properties fo:color="#a53030" loext:opacity="100%" fo:font-size="16pt" fo:font-weight="bold" officeooo:rsid="00188403" style:font-size-asian="16pt" style:font-weight-asian="bold" style:font-size-complex="16pt" style:font-weight-complex="bold"/>
    </style:style>
    <style:style style:name="T28" style:family="text">
      <style:text-properties fo:color="#c7cfcc" loext:opacity="100%" fo:font-size="12pt" fo:font-weight="bold" fo:background-color="transparent" loext:char-shading-value="0" style:font-size-asian="12pt" style:font-weight-asian="bold" style:font-size-complex="12pt" style:font-weight-complex="bold"/>
    </style:style>
    <style:style style:name="T29" style:family="text">
      <style:text-properties fo:color="#e8c170" loext:opacity="100%" fo:font-size="12pt" fo:font-weight="bold" fo:background-color="transparent" loext:char-shading-value="0"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he Manual</text:p>
      <text:p text:style-name="P1">Welcome to the Into the Sun game manual. We didn't have time to make a tutorial, so you get this instead. To win, you need to get away from the Sun, which is quickly and painfully melting your ship and crew. From the engine room, you'll fix pretty much everything that can go wrong both near and far.</text:p>
      <text:p text:style-name="P3"><text:line-break/><text:span text:style-name="T19">The Engine Room</text:span><text:line-break/>In the engine room you'll find a set of computer terminals, a gauges, atmosphere generator piping, and of course the engine. These can all break and may need to be fixed.</text:p>
      <text:p text:style-name="P3"><text:line-break/><text:span text:style-name="T22">Gauges</text:span><text:line-break/>These analogue gauges don't fail, and they display important information.</text:p>
      <text:list xml:id="list1049052632" text:style-name="L1">
        <text:list-item>
          <text:p text:style-name="P4"><text:span text:style-name="T7">A</text:span><text:span text:style-name="T6">ltitude indicator</text:span><text:span text:style-name="T4">: This displays your current distance from the nearest planetary object.</text:span></text:p>
        </text:list-item>
        <text:list-item>
          <text:p text:style-name="P4"><text:span text:style-name="T6">Vertical speed indicator</text:span><text:span text:style-name="T4">: This displays your current vertical speed, or the rate at which you're moving away from the nearest planetary object.</text:span></text:p>
        </text:list-item>
        <text:list-item>
          <text:p text:style-name="P4"><text:span text:style-name="T7">Thrust</text:span><text:span text:style-name="T6"> gauge</text:span><text:span text:style-name="T4">: This displays how much thrust you're currently generating.</text:span></text:p>
        </text:list-item>
        <text:list-item>
          <text:p text:style-name="P4"><text:span text:style-name="T6">Oxygen gauge</text:span><text:span text:style-name="T4">: This displays the current level of oxygen in the atmosphere. Be sure to keep this in the 'green' zone.<text:line-break/></text:span></text:p>
        </text:list-item>
      </text:list>
      <text:p text:style-name="P1"><text:span text:style-name="T22">Computer Terminals</text:span><text:line-break/>These terminals display all relevant information and allow you to interact with the ship in various ways.</text:p>
      <text:list xml:id="list2707832196" text:style-name="L2">
        <text:list-item>
          <text:p text:style-name="P2">The <text:span text:style-name="T1">alert feed</text:span> will display any problems you need to deal with and where that problem is located. Make sure to keep an eye on it.</text:p>
        </text:list-item>
        <text:list-item>
          <text:p text:style-name="P2">The <text:span text:style-name="T1">crew status display</text:span> will give you relevant information about the crew, such as where they are, their identity, and whether they're alive or not.</text:p>
        </text:list-item>
        <text:list-item>
          <text:p text:style-name="P2"><text:span text:style-name="T2">The</text:span> <text:span text:style-name="T1">power shunting terminal</text:span> will allow you to divert power to different ship systems.</text:p>
        </text:list-item>
        <text:list-item>
          <text:p text:style-name="P2">The <text:span text:style-name="T1">command terminal</text:span> will allow you to deal with problems in other areas of the ship remotely.<text:line-break/></text:p>
        </text:list-item>
      </text:list>
      <text:p text:style-name="P1"><text:span text:style-name="T29">Power Shunting</text:span><text:line-break/>You can route or divert power from various systems by interacting with this terminal. The ship has a power supply of 4 units.</text:p>
      <text:list xml:id="list1356624611" text:style-name="L3">
        <text:list-item>
          <text:p text:style-name="P5"><text:span text:style-name="T6">Thrust</text:span><text:span text:style-name="T4">: The engine has three levels of thrust, costing 1, 2 and 3 power. 1 power is the least efficient, and 2 and 3 power are both equally efficient, but the excessive heat generated at 3 power causes damage to the ship.</text:span></text:p>
        </text:list-item>
        <text:list-item>
          <text:p text:style-name="P5"><text:span text:style-name="T6">Atmosphere Generator</text:span><text:span text:style-name="T4">: The atmosphere has two levels of power. At 1 power, oxygen levels are maintained. At 2 power, oxygen levels increase. You need to make sure oxygen levels stay in the safe zone.</text:span></text:p>
        </text:list-item>
        <text:list-item>
          <text:p text:style-name="P5"><text:span text:style-name="T6">Shield Generator</text:span><text:span text:style-name="T4">: This one is either on or off, and consumes 2 power. You'll need this to protect from solar flares.</text:span></text:p>
        </text:list-item>
        <text:list-item>
          <text:p text:style-name="P5"><text:span text:style-name="T6">Weapons</text:span><text:span text:style-name="T4">: These are also either on or off, and consume 2 power. You'll need these to protect from stray space debris.<text:line-break/></text:span></text:p>
        </text:list-item>
      </text:list>
      <text:p text:style-name="P6"><text:span text:style-name="T4"/></text:p>
      <text:p text:style-name="P6"><text:span text:style-name="T4"/></text:p>
      <text:p text:style-name="P12"><text:span text:style-name="T9">Terminal Commands</text:span></text:p>
      <text:p text:style-name="P7"><text:span text:style-name="T3">To execute commands correctly, make sure to gather information from the alert feed and crew status displays.</text:span></text:p>
      <text:list xml:id="list563425086" text:style-name="L4">
        <text:list-item>
          <text:p text:style-name="P8"><text:span text:style-name="T8">help</text:span><text:span text:style-name="T4"> - display a list of commands</text:span></text:p>
        </text:list-item>
        <text:list-item>
          <text:p text:style-name="P8"><text:span text:style-name="T8">defib [ID]</text:span><text:span text:style-name="T4"> - Revive a crew member. Use the crew member's 4-digit ID.</text:span></text:p>
        </text:list-item>
        <text:list-item>
          <text:p text:style-name="P8"><text:span text:style-name="T8">suppress [location]</text:span><text:span text:style-name="T4"> - Extinguish all fire at a given location. Options include:</text:span></text:p>
          <text:list>
            <text:list-item>
              <text:p text:style-name="P8"><text:span text:style-name="T4">cockpit</text:span></text:p>
            </text:list-item>
            <text:list-item>
              <text:p text:style-name="P8"><text:span text:style-name="T4">crew quarters</text:span></text:p>
            </text:list-item>
            <text:list-item>
              <text:p text:style-name="P8"><text:span text:style-name="T4">bridge</text:span></text:p>
            </text:list-item>
            <text:list-item>
              <text:p text:style-name="P8"><text:span text:style-name="T5">e</text:span><text:span text:style-name="T4">ngine room</text:span></text:p>
            </text:list-item>
            <text:list-item>
              <text:p text:style-name="P8"><text:span text:style-name="T4">maintenance corrido</text:span><text:span text:style-name="T5">r</text:span></text:p>
            </text:list-item>
            <text:list-item>
              <text:p text:style-name="P8"><text:span text:style-name="T4">cargo bay</text:span></text:p>
            </text:list-item>
            <text:list-item>
              <text:p text:style-name="P8"><text:span text:style-name="T4">galley</text:span></text:p>
            </text:list-item>
            <text:list-item>
              <text:p text:style-name="P8"><text:span text:style-name="T4">laboratory</text:span></text:p>
            </text:list-item>
          </text:list>
        </text:list-item>
        <text:list-item>
          <text:p text:style-name="P8"><text:span text:style-name="T8">repair [location]</text:span><text:span text:style-name="T4"> - Repair all hull breaches at a given location. See above for options.</text:span></text:p>
        </text:list-item>
        <text:list-item>
          <text:p text:style-name="P8"><text:span text:style-name="T8">reboot [system] </text:span><text:span text:style-name="T4">- Restore a failed system. Options include:</text:span></text:p>
          <text:list>
            <text:list-item>
              <text:p text:style-name="P8"><text:span text:style-name="T4">weapons</text:span></text:p>
            </text:list-item>
            <text:list-item>
              <text:p text:style-name="P8"><text:span text:style-name="T4">shield generator</text:span></text:p>
            </text:list-item>
          </text:list>
        </text:list-item>
        <text:list-item>
          <text:p text:style-name="P8"><text:span text:style-name="T8">serve [location] </text:span><text:span text:style-name="T4">- Serve refreshments to any crew at a given location. See above for options.<text:line-break/></text:span></text:p>
        </text:list-item>
      </text:list>
      <text:p text:style-name="P1"><text:span text:style-name="T20">Common</text:span><text:span text:style-name="T19"> Emergencies</text:span><text:line-break/>Here's a list of things that commonly go wrong, and how to fix them:</text:p>
      <text:list xml:id="list1952073036" text:style-name="L5">
        <text:list-item>
          <text:p text:style-name="P9"><text:span text:style-name="T4">**Fire**: Fire will damage the ship, the crew, and deplete oxygen. Fix: Use the suppress command on the terminal. Note: There's no suppression in the engine room, so you'll need to use the multitool.</text:span></text:p>
        </text:list-item>
        <text:list-item>
          <text:p text:style-name="P9"><text:span text:style-name="T4">**Hull breaches**: Ship damage and rapid oxygen loss. Fix: Use the repair command on the terminal. Note: The engine room is extra reinforced and won't experience hull breaches.</text:span></text:p>
        </text:list-item>
        <text:list-item>
          <text:p text:style-name="P9"><text:span text:style-name="T4">**Dangerous oxygen levels**: If oxygen levels are too high or low, the crew will take damage. Fix: Adjust the atmosphere generator in the power shunting terminal.</text:span></text:p>
        </text:list-item>
        <text:list-item>
          <text:p text:style-name="P9"><text:span text:style-name="T4">**Broken terminal/engine/atmos gen/engine room fire**: Use the multitool in the engine room.</text:span></text:p>
        </text:list-item>
        <text:list-item>
          <text:p text:style-name="P9"><text:span text:style-name="T4">**Failed shield generator/weapons**: Use the reboot command on the terminal.</text:span></text:p>
        </text:list-item>
        <text:list-item>
          <text:p text:style-name="P9"><text:span text:style-name="T4">**Crew member in critical condition**: Use the defib command on the terminal. Be quick about it. A deceased crew member cannot be defibrillated. If you lose all of your crew, it's over.</text:span></text:p>
        </text:list-item>
        <text:list-item>
          <text:p text:style-name="P9"><text:span text:style-name="T4">**Solar flare**: If a solar flare hits the ship, it'll cause significant damage to the ship. Fix: Divert power to the shield generator for protection.</text:span></text:p>
        </text:list-item>
        <text:list-item>
          <text:p text:style-name="P9"><text:span text:style-name="T4">**Space debris**: If space debris hits the ship, it'll cause significant damage to the ship. Fix: Divert power to weapons for protection.</text:span></text:p>
        </text:list-item>
      </text:list>
      <text:p text:style-name="P6"><text:span text:style-name="T4"/></text:p>
      <text:p text:style-name="P6"><text:span text:style-name="T21">Things to Remember</text:span><text:span text:style-name="T4"><text:line-break/>If in doubt, use the </text:span><text:span text:style-name="T6">multitool</text:span><text:span text:style-name="T4">.<text:line-break/>Keep an eye on the </text:span><text:span text:style-name="T6">alert feed</text:span><text:span text:style-name="T4"> and </text:span><text:span text:style-name="T6">crew status display</text:span><text:span text:style-name="T4">.</text:span></text:p>
      <text:p text:style-name="P10"><text:span text:style-name="T4">Don’t look at the sun directl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fo:border="none" fo:padding="1cm" fo:background-color="#060608" style:writing-mode="lr-tb" draw:fill="solid" draw:fill-color="#060608" style:footnote-max-height="0cm">
        <style:columns fo:column-count="2" fo:column-gap="0.497cm">
          <style:column style:rel-width="4818*" fo:start-indent="0cm" fo:end-indent="0.249cm"/>
          <style:column style:rel-width="4820*"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060608"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2-18T18:03:05.412000000</meta:creation-date>
    <dc:date>2024-02-18T18:20:33.027000000</dc:date>
    <meta:editing-duration>PT7M9S</meta:editing-duration>
    <meta:editing-cycles>2</meta:editing-cycles>
    <meta:generator>LibreOffice/7.1.1.2$Windows_X86_64 LibreOffice_project/fe0b08f4af1bacafe4c7ecc87ce55bb426164676</meta:generator>
    <meta:document-statistic meta:table-count="0" meta:image-count="0" meta:object-count="0" meta:page-count="1" meta:paragraph-count="47" meta:word-count="787" meta:character-count="4460" meta:non-whitespace-character-count="3750"/>
  </office:meta>
</office:document-meta>
</file>